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2.8722in"/>
    </style:style>
    <style:style style:name="Table1.B" style:family="table-column">
      <style:table-column-properties style:column-width="1.8299in"/>
    </style:style>
    <style:style style:name="Table1.C" style:family="table-column">
      <style:table-column-properties style:column-width="1.9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28bc" officeooo:paragraph-rsid="000228bc"/>
    </style:style>
    <style:style style:name="P2" style:family="paragraph" style:parent-style-name="Standard">
      <style:text-properties officeooo:rsid="0002f549" officeooo:paragraph-rsid="0002f54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28bc" officeooo:paragraph-rsid="000228bc" style:font-weight-asian="bold" style:font-weight-complex="bold"/>
    </style:style>
    <style:style style:name="P4" style:family="paragraph" style:parent-style-name="Standard">
      <style:text-properties fo:font-weight="bold" officeooo:rsid="00045827" officeooo:paragraph-rsid="0004582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45827" officeooo:paragraph-rsid="00045827" style:font-weight-asian="bold" style:font-weight-complex="bold"/>
    </style:style>
    <style:style style:name="P6" style:family="paragraph" style:parent-style-name="Standard">
      <style:text-properties fo:font-weight="bold" officeooo:rsid="000598dc" officeooo:paragraph-rsid="000598dc" style:font-weight-asian="bold" style:font-weight-complex="bold"/>
    </style:style>
    <style:style style:name="P7" style:family="paragraph" style:parent-style-name="Standard">
      <style:text-properties officeooo:rsid="00045827" officeooo:paragraph-rsid="00045827"/>
    </style:style>
    <style:style style:name="P8" style:family="paragraph" style:parent-style-name="Preformatted_20_Text">
      <style:paragraph-properties fo:margin-top="0in" fo:margin-bottom="0in" style:contextual-spacing="false"/>
      <style:text-properties officeooo:paragraph-rsid="00045827"/>
    </style:style>
    <style:style style:name="P9" style:family="paragraph" style:parent-style-name="Preformatted_20_Text">
      <style:text-properties officeooo:paragraph-rsid="00045827"/>
    </style:style>
    <style:style style:name="P10" style:family="paragraph" style:parent-style-name="Preformatted_20_Text">
      <style:text-properties officeooo:rsid="00045827" officeooo:paragraph-rsid="00045827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45827" officeooo:paragraph-rsid="00045827" style:font-weight-asian="bold" style:font-weight-complex="bold"/>
    </style:style>
    <style:style style:name="P12" style:family="paragraph" style:parent-style-name="Table_20_Contents">
      <style:text-properties officeooo:rsid="00045827" officeooo:paragraph-rsid="00045827"/>
    </style:style>
    <style:style style:name="P13" style:family="paragraph" style:parent-style-name="Standard" style:list-style-name="L1">
      <style:text-properties officeooo:rsid="00045827" officeooo:paragraph-rsid="00045827"/>
    </style:style>
    <style:style style:name="P14" style:family="paragraph" style:parent-style-name="Standard" style:list-style-name="L2">
      <style:text-properties officeooo:rsid="00045827" officeooo:paragraph-rsid="00045827"/>
    </style:style>
    <style:style style:name="P15" style:family="paragraph" style:parent-style-name="Standard" style:list-style-name="L3">
      <style:text-properties officeooo:rsid="00045827" officeooo:paragraph-rsid="00045827"/>
    </style:style>
    <style:style style:name="P16" style:family="paragraph" style:parent-style-name="Standard" style:list-style-name="L2">
      <style:text-properties officeooo:rsid="000661af" officeooo:paragraph-rsid="000661af"/>
    </style:style>
    <style:style style:name="P17" style:family="paragraph" style:parent-style-name="Standard" style:list-style-name="L4">
      <style:text-properties officeooo:rsid="000661af" officeooo:paragraph-rsid="000661af"/>
    </style:style>
    <style:style style:name="P18" style:family="paragraph" style:parent-style-name="Standard" style:list-style-name="L3">
      <style:text-properties officeooo:rsid="00081f52" officeooo:paragraph-rsid="00081f52"/>
    </style:style>
    <style:style style:name="P19" style:family="paragraph" style:parent-style-name="Standard" style:list-style-name="L4">
      <style:text-properties officeooo:paragraph-rsid="00045827"/>
    </style:style>
    <style:style style:name="P20" style:family="paragraph" style:parent-style-name="Standard" style:list-style-name="L4">
      <style:text-properties officeooo:rsid="000a75bd" officeooo:paragraph-rsid="000a75bd"/>
    </style:style>
    <style:style style:name="P21" style:family="paragraph" style:parent-style-name="Standard">
      <style:text-properties style:font-name="Liberation Serif" fo:font-size="12pt" officeooo:rsid="00045827" officeooo:paragraph-rsid="00045827" style:font-size-asian="10.5pt" style:font-size-complex="12pt"/>
    </style:style>
    <style:style style:name="T1" style:family="text">
      <style:text-properties officeooo:rsid="00045827"/>
    </style:style>
    <style:style style:name="T2" style:family="text">
      <style:text-properties officeooo:rsid="000661af"/>
    </style:style>
    <style:style style:name="T3" style:family="text">
      <style:text-properties officeooo:rsid="00081f52"/>
    </style:style>
    <style:style style:name="T4" style:family="text">
      <style:text-properties officeooo:rsid="00083c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<text:span text:style-name="T4">and binding</text:span></text:p>
      <text:p text:style-name="P1"/>
      <text:p text:style-name="P2">Scope is the context <text:span text:style-name="T1">within a program which determines</text:span></text:p>
      <text:list xml:id="list1410546698" text:style-name="L1">
        <text:list-item>
          <text:p text:style-name="P13"><text:span text:style-name="T3">W</text:span>hether a particular use of a variable or an identifier is valid and can be used <text:span text:style-name="T3">and</text:span></text:p>
        </text:list-item>
        <text:list-item>
          <text:p text:style-name="P13">The matching of a declaration of a variable with its use</text:p>
        </text:list-item>
      </text:list>
      <text:p text:style-name="P7"/>
      <text:p text:style-name="P4"><text:bookmark text:name="Static scoping"/>Static scoping</text:p>
      <text:list xml:id="list2090795176" text:style-name="L2">
        <text:list-item>
          <text:p text:style-name="P14">In static scoping the scope of a variable is determined by the immediate block within which it exists. <text:span text:style-name="T3">This can be determined during compile time.</text:span></text:p>
        </text:list-item>
        <text:list-item>
          <text:p text:style-name="P16">Examples : Pascal, C, Algol, scheme</text:p>
        </text:list-item>
      </text:list>
      <text:p text:style-name="P7"/>
      <text:p text:style-name="P4"><text:bookmark text:name="Dynamic scoping"/>Dynamic scoping</text:p>
      <text:list xml:id="list517334765" text:style-name="L3">
        <text:list-item>
          <text:p text:style-name="P15">In dynamic scoping, the scope of a variable is determined by the closest binding of that variable in the execution of the program.</text:p>
        </text:list-item>
        <text:list-item>
          <text:p text:style-name="P18">That is, the scope of the variable is determined by the runtime stack.</text:p>
        </text:list-item>
      </text:list>
      <text:list xml:id="list1293288841" text:style-name="L4">
        <text:list-item>
          <text:p text:style-name="P19"><text:span text:style-name="T1">Example</text:span><text:span text:style-name="T2">s</text:span><text:span text:style-name="T1">: bash scripting language, </text:span><text:span text:style-name="T2">logo, emacs lisp</text:span></text:p>
        </text:list-item>
        <text:list-item>
          <text:p text:style-name="P17">Some languages like perl and common lisp allow the programmer to choose the type of scoping</text:p>
        </text:list-item>
        <text:list-item>
          <text:p text:style-name="P20">Illustration</text:p>
          <text:list>
            <text:list-item>
              <text:p text:style-name="P20">Figure 10 in compiler design notes</text:p>
            </text:list-item>
          </text:list>
        </text:list-item>
      </text:list>
      <text:p text:style-name="P7"/>
      <text:p text:style-name="P6">Illustra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5">A Bash code snippet</text:p>
            <text:p text:style-name="P10">x=1</text:p>
            <text:p text:style-name="P9">function g () { echo $x ; x=2 ; }</text:p>
            <text:p text:style-name="P9">function f () { local x=3 ; g ; }</text:p>
            <text:p text:style-name="P9">f # <text:span text:style-name="T1">does this print 1 or </text:span>3</text:p>
            <text:p text:style-name="P8">echo $x # <text:span text:style-name="T1">does this print 1 or 2</text:span></text:p>
          </table:table-cell>
          <table:table-cell table:style-name="Table1.A1" office:value-type="string">
            <text:p text:style-name="P11">Static or lexical scoping</text:p>
          </table:table-cell>
          <table:table-cell table:style-name="Table1.C1" office:value-type="string">
            <text:p text:style-name="P11">Dynamic scoping</text:p>
          </table:table-cell>
        </table:table-row>
        <table:table-row>
          <table:covered-table-cell/>
          <table:table-cell table:style-name="Table1.B2" office:value-type="string">
            <text:p text:style-name="P12">g prints and modifies the global variable. Thus prints 1 and then 2</text:p>
          </table:table-cell>
          <table:table-cell table:style-name="Table1.C2" office:value-type="string">
            <text:p text:style-name="P12">Because g <text:s/>is called from within f, it prints and modifies the local variable declared in f. Thus it prints 3. Once out of g the control accesses the global variable and prints 1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02T13:40:25</meta:creation-date>
    <dc:date>2013-02-12T10:41:46</dc:date>
    <dc:creator>Kempa </dc:creator>
    <meta:editing-duration>PT5M28S</meta:editing-duration>
    <meta:editing-cycles>11</meta:editing-cycles>
    <meta:generator>LibreOffice/3.6$Linux_x86 LibreOffice_project/360m1$Build-2</meta:generator>
    <meta:document-statistic meta:table-count="1" meta:image-count="0" meta:object-count="0" meta:page-count="1" meta:paragraph-count="25" meta:word-count="247" meta:character-count="1262" meta:non-whitespace-character-count="1049"/>
  </office:meta>
</office:document-meta>
</file>